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67" calcext:value-type="float">
            <text:p>0.2267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9182" calcext:value-type="float">
            <text:p>0.9182</text:p>
          </table:table-cell>
          <table:table-cell office:value-type="float" office:value="-1.5667" calcext:value-type="float">
            <text:p>-1.5667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-1.5863" calcext:value-type="float">
            <text:p>-1.5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36" calcext:value-type="float">
            <text:p>0.2236</text:p>
          </table:table-cell>
          <table:table-cell office:value-type="float" office:value="-0.0574" calcext:value-type="float">
            <text:p>-0.0574</text:p>
          </table:table-cell>
          <table:table-cell office:value-type="float" office:value="0.9208" calcext:value-type="float">
            <text:p>0.9208</text:p>
          </table:table-cell>
          <table:table-cell office:value-type="float" office:value="-1.5393" calcext:value-type="float">
            <text:p>-1.5393</text:p>
          </table:table-cell>
          <table:table-cell office:value-type="float" office:value="-0.00437" calcext:value-type="float">
            <text:p>-0.00437</text:p>
          </table:table-cell>
          <table:table-cell office:value-type="float" office:value="-1.59543" calcext:value-type="float">
            <text:p>-1.59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349" calcext:value-type="float">
            <text:p>0.2349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0.9241" calcext:value-type="float">
            <text:p>0.9241</text:p>
          </table:table-cell>
          <table:table-cell office:value-type="float" office:value="-1.5777" calcext:value-type="float">
            <text:p>-1.5777</text:p>
          </table:table-cell>
          <table:table-cell office:value-type="float" office:value="-0.00569" calcext:value-type="float">
            <text:p>-0.00569</text:p>
          </table:table-cell>
          <table:table-cell office:value-type="float" office:value="-1.60396" calcext:value-type="float">
            <text:p>-1.60396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AVERAGE([.C2:.C4])" office:value-type="float" office:value="0.2284" calcext:value-type="float">
            <text:p>0.2284</text:p>
          </table:table-cell>
          <table:table-cell table:style-name="ce1" table:formula="of:=AVERAGE([.D2:.D4])" office:value-type="float" office:value="-0.0553" calcext:value-type="float">
            <text:p>-0.0553</text:p>
          </table:table-cell>
          <table:table-cell table:style-name="ce1" table:formula="of:=AVERAGE([.E2:.E4])" office:value-type="float" office:value="0.921033333333333" calcext:value-type="float">
            <text:p>0.9210333333</text:p>
          </table:table-cell>
          <table:table-cell table:style-name="ce1" table:formula="of:=AVERAGE([.F2:.F4])*180/PI()" office:value-type="float" office:value="-89.4520808351412" calcext:value-type="float">
            <text:p>-89.4520808351</text:p>
          </table:table-cell>
          <table:table-cell table:style-name="ce1" table:formula="of:=AVERAGE([.G2:.G4])*180/PI()" office:value-type="float" office:value="-0.102941417191838" calcext:value-type="float">
            <text:p>-0.1029414172</text:p>
          </table:table-cell>
          <table:table-cell table:style-name="ce1" table:formula="of:=AVERAGE([.H2:.H4])*180/PI()" office:value-type="float" office:value="-91.3999463526543" calcext:value-type="float">
            <text:p>-91.3999463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499" calcext:value-type="float">
            <text:p>0.2499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89607" calcext:value-type="float">
            <text:p>0.89607</text:p>
          </table:table-cell>
          <table:table-cell office:value-type="float" office:value="-1.5722" calcext:value-type="float">
            <text:p>-1.5722</text:p>
          </table:table-cell>
          <table:table-cell office:value-type="float" office:value="-0.01746" calcext:value-type="float">
            <text:p>-0.01746</text:p>
          </table:table-cell>
          <table:table-cell office:value-type="float" office:value="-2.045206" calcext:value-type="float">
            <text:p>-2.045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883" calcext:value-type="float">
            <text:p>0.883</text:p>
          </table:table-cell>
          <table:table-cell office:value-type="float" office:value="-1.43637" calcext:value-type="float">
            <text:p>-1.43637</text:p>
          </table:table-cell>
          <table:table-cell office:value-type="float" office:value="0.1443" calcext:value-type="float">
            <text:p>0.1443</text:p>
          </table:table-cell>
          <table:table-cell office:value-type="float" office:value="-2.10887" calcext:value-type="float">
            <text:p>-2.10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824" calcext:value-type="float">
            <text:p>0.282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8924" calcext:value-type="float">
            <text:p>0.8924</text:p>
          </table:table-cell>
          <table:table-cell office:value-type="float" office:value="-1.58262" calcext:value-type="float">
            <text:p>-1.58262</text:p>
          </table:table-cell>
          <table:table-cell office:value-type="float" office:value="-0.06554" calcext:value-type="float">
            <text:p>-0.06554</text:p>
          </table:table-cell>
          <table:table-cell office:value-type="float" office:value="-2.1806" calcext:value-type="float">
            <text:p>-2.1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4624" calcext:value-type="float">
            <text:p>0.24624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0.93126" calcext:value-type="float">
            <text:p>0.93126</text:p>
          </table:table-cell>
          <table:table-cell office:value-type="float" office:value="-1.572054" calcext:value-type="float">
            <text:p>-1.572054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-2.1563" calcext:value-type="float">
            <text:p>-2.1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27064" calcext:value-type="float">
            <text:p>0.27064</text:p>
          </table:table-cell>
          <table:table-cell office:value-type="float" office:value="-0.03299" calcext:value-type="float">
            <text:p>-0.03299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-1.586" calcext:value-type="float">
            <text:p>-1.586</text:p>
          </table:table-cell>
          <table:table-cell office:value-type="float" office:value="-0.02859" calcext:value-type="float">
            <text:p>-0.02859</text:p>
          </table:table-cell>
          <table:table-cell office:value-type="float" office:value="-2.061969" calcext:value-type="float">
            <text:p>-2.06196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AVERAGE([.C6:.C10])" office:value-type="float" office:value="0.262422" calcext:value-type="float">
            <text:p>0.262422</text:p>
          </table:table-cell>
          <table:table-cell table:style-name="ce1" table:formula="of:=AVERAGE([.D6:.D10])" office:value-type="float" office:value="-0.046438" calcext:value-type="float">
            <text:p>-0.046438</text:p>
          </table:table-cell>
          <table:table-cell table:style-name="ce1" table:formula="of:=AVERAGE([.E6:.E10])" office:value-type="float" office:value="0.900596" calcext:value-type="float">
            <text:p>0.900596</text:p>
          </table:table-cell>
          <table:table-cell table:style-name="ce1" table:formula="of:=AVERAGE([.F6:.F10])*180/PI()" office:value-type="float" office:value="-88.7997951234152" calcext:value-type="float">
            <text:p>-88.7997951234</text:p>
          </table:table-cell>
          <table:table-cell table:style-name="ce1" table:formula="of:=AVERAGE([.G6:.G10])*180/PI()" office:value-type="float" office:value="0.416987224140311" calcext:value-type="float">
            <text:p>0.4169872241</text:p>
          </table:table-cell>
          <table:table-cell table:style-name="ce1" table:formula="of:=AVERAGE([.H6:.H10])*180/PI()" office:value-type="float" office:value="-120.927841986737" calcext:value-type="float">
            <text:p>-120.9278419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317" calcext:value-type="float">
            <text:p>0.2317</text:p>
          </table:table-cell>
          <table:table-cell office:value-type="float" office:value="-0.04332" calcext:value-type="float">
            <text:p>-0.04332</text:p>
          </table:table-cell>
          <table:table-cell office:value-type="float" office:value="0.89337" calcext:value-type="float">
            <text:p>0.89337</text:p>
          </table:table-cell>
          <table:table-cell office:value-type="float" office:value="-1.5189" calcext:value-type="float">
            <text:p>-1.5189</text:p>
          </table:table-cell>
          <table:table-cell office:value-type="float" office:value="-0.000372" calcext:value-type="float">
            <text:p>-0.000372</text:p>
          </table:table-cell>
          <table:table-cell office:value-type="float" office:value="-2.40684" calcext:value-type="float">
            <text:p>-2.40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487" calcext:value-type="float">
            <text:p>0.2487</text:p>
          </table:table-cell>
          <table:table-cell office:value-type="float" office:value="-0.0558" calcext:value-type="float">
            <text:p>-0.0558</text:p>
          </table:table-cell>
          <table:table-cell office:value-type="float" office:value="0.8919" calcext:value-type="float">
            <text:p>0.8919</text:p>
          </table:table-cell>
          <table:table-cell office:value-type="float" office:value="-1.60529" calcext:value-type="float">
            <text:p>-1.60529</text:p>
          </table:table-cell>
          <table:table-cell office:value-type="float" office:value="-0.05212" calcext:value-type="float">
            <text:p>-0.05212</text:p>
          </table:table-cell>
          <table:table-cell office:value-type="float" office:value="-2.40573" calcext:value-type="float">
            <text:p>-2.40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193" calcext:value-type="float">
            <text:p>0.2193</text:p>
          </table:table-cell>
          <table:table-cell office:value-type="float" office:value="-0.0539" calcext:value-type="float">
            <text:p>-0.0539</text:p>
          </table:table-cell>
          <table:table-cell office:value-type="float" office:value="0.9183" calcext:value-type="float">
            <text:p>0.9183</text:p>
          </table:table-cell>
          <table:table-cell office:value-type="float" office:value="-1.57296" calcext:value-type="float">
            <text:p>-1.57296</text:p>
          </table:table-cell>
          <table:table-cell office:value-type="float" office:value="-0.00676" calcext:value-type="float">
            <text:p>-0.00676</text:p>
          </table:table-cell>
          <table:table-cell office:value-type="float" office:value="-2.48558" calcext:value-type="float">
            <text:p>-2.48558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AVERAGE([.C12:.C14])" office:value-type="float" office:value="0.233233333333333" calcext:value-type="float">
            <text:p>0.2332333333</text:p>
          </table:table-cell>
          <table:table-cell table:style-name="ce1" table:formula="of:=AVERAGE([.D12:.D14])" office:value-type="float" office:value="-0.0510066666666667" calcext:value-type="float">
            <text:p>-0.0510066667</text:p>
          </table:table-cell>
          <table:table-cell table:style-name="ce1" table:formula="of:=AVERAGE([.E12:.E14])" office:value-type="float" office:value="0.90119" calcext:value-type="float">
            <text:p>0.90119</text:p>
          </table:table-cell>
          <table:table-cell table:style-name="ce1" table:formula="of:=AVERAGE([.F12:.F14])*180/PI()" office:value-type="float" office:value="-89.7089569132916" calcext:value-type="float">
            <text:p>-89.7089569133</text:p>
          </table:table-cell>
          <table:table-cell table:style-name="ce1" table:formula="of:=AVERAGE([.G12:.G14])*180/PI()" office:value-type="float" office:value="-1.13162984256972" calcext:value-type="float">
            <text:p>-1.1316298426</text:p>
          </table:table-cell>
          <table:table-cell table:style-name="ce1" table:formula="of:=AVERAGE([.H12:.H14])*180/PI()" office:value-type="float" office:value="-139.384397751134" calcext:value-type="float">
            <text:p>-139.3843977511</text:p>
          </table:table-cell>
        </table:table-row>
        <table:table-row table:style-name="ro1">
          <table:table-cell table:number-columns-repeated="2"/>
          <table:table-cell table:style-name="ce1" table:formula="of:=AVERAGE([.C2:.C4];[.C6:.C10];[.C12:.C14])" office:value-type="float" office:value="0.245182727272727" calcext:value-type="float">
            <text:p>0.2451827273</text:p>
          </table:table-cell>
          <table:table-cell table:style-name="ce1" table:formula="of:=AVERAGE([.D2:.D4];[.D6:.D10];[.D12:.D14])" office:value-type="float" office:value="-0.0501009090909091" calcext:value-type="float">
            <text:p>-0.0501009091</text:p>
          </table:table-cell>
          <table:table-cell table:style-name="ce1" table:formula="of:=AVERAGE([.E2:.E4];[.E6:.E10];[.E12:.E14])" office:value-type="float" office:value="0.906331818181818" calcext:value-type="float">
            <text:p>0.906331818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float" office:value="0.34785" calcext:value-type="float">
            <text:p>0.34785</text:p>
          </table:table-cell>
          <table:table-cell office:value-type="float" office:value="-0.03287" calcext:value-type="float">
            <text:p>-0.03287</text:p>
          </table:table-cell>
          <table:table-cell office:value-type="float" office:value="0.7693" calcext:value-type="float">
            <text:p>0.7693</text:p>
          </table:table-cell>
          <table:table-cell office:value-type="float" office:value="-1.58835" calcext:value-type="float">
            <text:p>-1.58835</text:p>
          </table:table-cell>
          <table:table-cell office:value-type="float" office:value="-0.01158" calcext:value-type="float">
            <text:p>-0.01158</text:p>
          </table:table-cell>
          <table:table-cell office:value-type="float" office:value="-2.26457" calcext:value-type="float">
            <text:p>-2.26457</text:p>
          </table:table-cell>
        </table:table-row>
        <table:table-row table:style-name="ro1">
          <table:table-cell table:number-columns-repeated="2"/>
          <table:table-cell office:value-type="float" office:value="0.33991" calcext:value-type="float">
            <text:p>0.33991</text:p>
          </table:table-cell>
          <table:table-cell office:value-type="float" office:value="-0.04134" calcext:value-type="float">
            <text:p>-0.04134</text:p>
          </table:table-cell>
          <table:table-cell office:value-type="float" office:value="0.815" calcext:value-type="float">
            <text:p>0.815</text:p>
          </table:table-cell>
          <table:table-cell office:value-type="float" office:value="-1.5375" calcext:value-type="float">
            <text:p>-1.5375</text:p>
          </table:table-cell>
          <table:table-cell office:value-type="float" office:value="0.019267" calcext:value-type="float">
            <text:p>0.019267</text:p>
          </table:table-cell>
          <table:table-cell office:value-type="float" office:value="-2.24878" calcext:value-type="float">
            <text:p>-2.24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9:21:50.729956341</meta:creation-date>
    <dc:date>2018-08-22T20:17:02.368294013</dc:date>
    <meta:editing-duration>PT13M50S</meta:editing-duration>
    <meta:editing-cycles>2</meta:editing-cycles>
    <meta:generator>LibreOffice/5.1.6.2$Linux_X86_64 LibreOffice_project/10m0$Build-2</meta:generator>
    <meta:document-statistic meta:table-count="1" meta:cell-count="135" meta:object-count="0"/>
  </office:meta>
</office:document-meta>
</file>